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6861in" table:align="left"/>
    </style:style>
    <style:style style:name="Table1.A" style:family="table-column">
      <style:table-column-properties style:column-width="1.2931in"/>
    </style:style>
    <style:style style:name="Table1.B" style:family="table-column">
      <style:table-column-properties style:column-width="4.393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3944in" table:align="left"/>
    </style:style>
    <style:style style:name="Table2.A" style:family="table-column">
      <style:table-column-properties style:column-width="0.6118in"/>
    </style:style>
    <style:style style:name="Table2.B" style:family="table-column">
      <style:table-column-properties style:column-width="2.9125in"/>
    </style:style>
    <style:style style:name="Table2.C" style:family="table-column">
      <style:table-column-properties style:column-width="2.8701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text-properties officeooo:paragraph-rsid="000270b2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paragraph-rsid="000270b2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>
      <style:text-properties officeooo:paragraph-rsid="000261c9"/>
    </style:style>
    <style:style style:name="T1" style:family="text">
      <style:text-properties officeooo:rsid="000261c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261c9" style:font-style-asian="italic" style:font-style-complex="italic"/>
    </style:style>
    <style:style style:name="T4" style:family="text">
      <style:text-properties fo:font-style="normal" officeooo:rsid="000261c9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<text:s/>Regular Expressions (Regex) in PHP</text:span></text:h>
      <text:p text:style-name="Horizontal_20_Line"/>
      <text:h text:style-name="Heading_20_2" text:outline-level="2">🧩 <text:span text:style-name="Strong_20_Emphasis">Definition</text:span></text:h>
      <text:p text:style-name="Text_20_body">A <text:span text:style-name="Strong_20_Emphasis">Regular Expression (Regex)</text:span> is a special sequence of characters that helps you find or match patterns in strings.</text:p>
      <text:p text:style-name="Text_20_body"><text:span text:style-name="Strong_20_Emphasis">Use cases:</text:span></text:p>
      <text:list xml:id="list1929598116" text:style-name="L1">
        <text:list-item>
          <text:p text:style-name="P4">Checking if a string follows a specific format (like email, phone number, etc.)</text:p>
        </text:list-item>
        <text:list-item>
          <text:p text:style-name="P4">Searching text patterns</text:p>
        </text:list-item>
        <text:list-item>
          <text:p text:style-name="P4">Replacing or extracting specific parts of text</text:p>
        </text:list-item>
      </text:list>
      <text:p text:style-name="Text_20_body"><text:span text:style-name="Strong_20_Emphasis">Example:</text:span></text:p>
      <text:list xml:id="list974336429" text:style-name="L2">
        <text:list-item>
          <text:p text:style-name="P5">Find all digits: <text:span text:style-name="Source_20_Text">/\d+/</text:span></text:p>
        </text:list-item>
        <text:list-item>
          <text:p text:style-name="P5">Match words starting with “A”: <text:span text:style-name="Source_20_Text">/\bA\w+/</text:span></text:p>
        </text:list-item>
      </text:list>
      <text:p text:style-name="Horizontal_20_Line"/>
      <text:h text:style-name="Heading_20_2" text:outline-level="2">⚙️ <text:span text:style-name="Strong_20_Emphasis">Common PHP Regex Functions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unction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preg_match()</text:span></text:p>
          </table:table-cell>
          <table:table-cell table:style-name="Table1.A1" office:value-type="string">
            <text:p text:style-name="Table_20_Contents">Checks if a string matches a pattern (returns 1 if found, 0 if not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reg_match_all()</text:span></text:p>
          </table:table-cell>
          <table:table-cell table:style-name="Table1.A1" office:value-type="string">
            <text:p text:style-name="Table_20_Contents">Finds all matches in a string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reg_replace()</text:span></text:p>
          </table:table-cell>
          <table:table-cell table:style-name="Table1.A1" office:value-type="string">
            <text:p text:style-name="Table_20_Contents">Replaces matched patterns with another string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reg_split()</text:span></text:p>
          </table:table-cell>
          <table:table-cell table:style-name="Table1.A1" office:value-type="string">
            <text:p text:style-name="Table_20_Contents">Splits a string using a regex pattern.</text:p>
          </table:table-cell>
        </table:table-row>
      </table:table>
      <text:p text:style-name="Text_20_body"><text:span text:style-name="Strong_20_Emphasis">Syntax Example:</text:span></text:p>
      <text:p text:style-name="P2"><text:span text:style-name="Source_20_Text">preg_match('/pattern/', $string);</text:span></text:p>
      <text:p text:style-name="Horizontal_20_Line"/>
      <text:h text:style-name="Heading_20_2" text:outline-level="2">🧠 <text:span text:style-name="Strong_20_Emphasis">Common Regex Symbol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Symbol</text:p>
            </table:table-cell>
            <table:table-cell table:style-name="Table2.A1" office:value-type="string">
              <text:p text:style-name="Table_20_Heading">Meaning</text:p>
            </table:table-cell>
            <table:table-cell table:style-name="Table2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.</text:span></text:p>
          </table:table-cell>
          <table:table-cell table:style-name="Table2.A1" office:value-type="string">
            <text:p text:style-name="Table_20_Contents">Any single character</text:p>
          </table:table-cell>
          <table:table-cell table:style-name="Table2.A1" office:value-type="string">
            <text:p text:style-name="Table_20_Contents"><text:span text:style-name="Source_20_Text">/a.c/</text:span> matches "abc", "a1c"</text:p>
          </table:table-cell>
        </table:table-row>
        <table:table-row>
          <table:table-cell table:style-name="Table2.A1" office:value-type="string">
            <text:p text:style-name="Table_20_Contents"><text:span text:style-name="Source_20_Text">\d</text:span></text:p>
          </table:table-cell>
          <table:table-cell table:style-name="Table2.A1" office:value-type="string">
            <text:p text:style-name="Table_20_Contents">Any digit (0–9)</text:p>
          </table:table-cell>
          <table:table-cell table:style-name="Table2.A1" office:value-type="string">
            <text:p text:style-name="Table_20_Contents"><text:span text:style-name="Source_20_Text">/\d/</text:span> matches "5"</text:p>
          </table:table-cell>
        </table:table-row>
        <table:table-row>
          <table:table-cell table:style-name="Table2.A1" office:value-type="string">
            <text:p text:style-name="Table_20_Contents"><text:span text:style-name="Source_20_Text">\w</text:span></text:p>
          </table:table-cell>
          <table:table-cell table:style-name="Table2.A1" office:value-type="string">
            <text:p text:style-name="Table_20_Contents">Word character (letters, digits, underscore)</text:p>
          </table:table-cell>
          <table:table-cell table:style-name="Table2.A1" office:value-type="string">
            <text:p text:style-name="Table_20_Contents"><text:span text:style-name="Source_20_Text">/\w/</text:span> matches "A", "5", "_"</text:p>
          </table:table-cell>
        </table:table-row>
        <table:table-row>
          <table:table-cell table:style-name="Table2.A1" office:value-type="string">
            <text:p text:style-name="Table_20_Contents"><text:span text:style-name="Source_20_Text">\s</text:span></text:p>
          </table:table-cell>
          <table:table-cell table:style-name="Table2.A1" office:value-type="string">
            <text:p text:style-name="Table_20_Contents">Whitespace</text:p>
          </table:table-cell>
          <table:table-cell table:style-name="Table2.A1" office:value-type="string">
            <text:p text:style-name="Table_20_Contents"><text:span text:style-name="Source_20_Text">/\s/</text:span> matches space or tab</text:p>
          </table:table-cell>
        </table:table-row>
        <table:table-row>
          <table:table-cell table:style-name="Table2.A1" office:value-type="string">
            <text:p text:style-name="Table_20_Contents"><text:span text:style-name="Source_20_Text">+</text:span></text:p>
          </table:table-cell>
          <table:table-cell table:style-name="Table2.A1" office:value-type="string">
            <text:p text:style-name="Table_20_Contents">One or more</text:p>
          </table:table-cell>
          <table:table-cell table:style-name="Table2.A1" office:value-type="string">
            <text:p text:style-name="Table_20_Contents"><text:span text:style-name="Source_20_Text">/\d+/</text:span> matches "123"</text:p>
          </table:table-cell>
        </table:table-row>
        <table:table-row>
          <table:table-cell table:style-name="Table2.A1" office:value-type="string">
            <text:p text:style-name="Table_20_Contents"><text:span text:style-name="Source_20_Text">*</text:span></text:p>
          </table:table-cell>
          <table:table-cell table:style-name="Table2.A1" office:value-type="string">
            <text:p text:style-name="Table_20_Contents">Zero or more</text:p>
          </table:table-cell>
          <table:table-cell table:style-name="Table2.A1" office:value-type="string">
            <text:p text:style-name="Table_20_Contents"><text:span text:style-name="Source_20_Text">/go*d/</text:span> matches "gd", "good"</text:p>
          </table:table-cell>
        </table:table-row>
        <text:soft-page-break/>
        <table:table-row>
          <table:table-cell table:style-name="Table2.A1" office:value-type="string">
            <text:p text:style-name="Table_20_Contents"><text:span text:style-name="Source_20_Text">?</text:span></text:p>
          </table:table-cell>
          <table:table-cell table:style-name="Table2.A1" office:value-type="string">
            <text:p text:style-name="Table_20_Contents">Optional (0 or 1)</text:p>
          </table:table-cell>
          <table:table-cell table:style-name="Table2.A1" office:value-type="string">
            <text:p text:style-name="Table_20_Contents"><text:span text:style-name="Source_20_Text">/colou?r/</text:span> matches "color" or "colour"</text:p>
          </table:table-cell>
        </table:table-row>
        <table:table-row>
          <table:table-cell table:style-name="Table2.A1" office:value-type="string">
            <text:p text:style-name="Table_20_Contents"><text:span text:style-name="Source_20_Text">^</text:span></text:p>
          </table:table-cell>
          <table:table-cell table:style-name="Table2.A1" office:value-type="string">
            <text:p text:style-name="Table_20_Contents">Start of string</text:p>
          </table:table-cell>
          <table:table-cell table:style-name="Table2.A1" office:value-type="string">
            <text:p text:style-name="Table_20_Contents"><text:span text:style-name="Source_20_Text">/^Hello/</text:span> matches "Hello world"</text:p>
          </table:table-cell>
        </table:table-row>
        <table:table-row>
          <table:table-cell table:style-name="Table2.A1" office:value-type="string">
            <text:p text:style-name="Table_20_Contents"><text:span text:style-name="Source_20_Text">$</text:span></text:p>
          </table:table-cell>
          <table:table-cell table:style-name="Table2.A1" office:value-type="string">
            <text:p text:style-name="Table_20_Contents">End of string</text:p>
          </table:table-cell>
          <table:table-cell table:style-name="Table2.A1" office:value-type="string">
            <text:p text:style-name="Table_20_Contents"><text:span text:style-name="Source_20_Text">/world$/</text:span> matches "Hello world"</text:p>
          </table:table-cell>
        </table:table-row>
        <table:table-row>
          <table:table-cell table:style-name="Table2.A1" office:value-type="string">
            <text:p text:style-name="Table_20_Contents"><text:span text:style-name="Source_20_Text">[]</text:span></text:p>
          </table:table-cell>
          <table:table-cell table:style-name="Table2.A1" office:value-type="string">
            <text:p text:style-name="Table_20_Contents">Character class</text:p>
          </table:table-cell>
          <table:table-cell table:style-name="Table2.A1" office:value-type="string">
            <text:p text:style-name="Table_20_Contents"><text:span text:style-name="Source_20_Text">/[aeiou]/</text:span> matches vowels</text:p>
          </table:table-cell>
        </table:table-row>
        <table:table-row>
          <table:table-cell table:style-name="Table2.A1" office:value-type="string">
            <text:p text:style-name="Table_20_Contents"><text:span text:style-name="Source_20_Text">{n,m}</text:span></text:p>
          </table:table-cell>
          <table:table-cell table:style-name="Table2.A1" office:value-type="string">
            <text:p text:style-name="Table_20_Contents">Quantifier (range)</text:p>
          </table:table-cell>
          <table:table-cell table:style-name="Table2.A1" office:value-type="string">
            <text:p text:style-name="Table_20_Contents"><text:span text:style-name="Source_20_Text">/\d{2,4}/</text:span> matches 2 to 4 digits</text:p>
          </table:table-cell>
        </table:table-row>
      </table:table>
      <text:p text:style-name="Horizontal_20_Line"/>
      <text:h text:style-name="Heading_20_2" text:outline-level="2">📧 <text:span text:style-name="Strong_20_Emphasis">Example – Validate Email Address</text:span></text:h>
      <text:h text:style-name="Heading_20_3" text:outline-level="3">Code:</text:h>
      <text:p text:style-name="Preformatted_20_Text"><text:span text:style-name="Source_20_Text">&lt;?php</text:span></text:p>
      <text:p text:style-name="Preformatted_20_Text"><text:span text:style-name="Source_20_Text">$email = "john.doe@example.com";</text:span></text:p>
      <text:p text:style-name="Preformatted_20_Text"><text:span text:style-name="Source_20_Text">$pattern = '/^[A-Za-z0-9._%+-]+@[A-Za-z0-9.-]+\.[A-Za-z]{2,}$/';</text:span></text:p>
      <text:p text:style-name="Preformatted_20_Text"/>
      <text:p text:style-name="Preformatted_20_Text"><text:span text:style-name="Source_20_Text">if (preg_match($pattern, $email)) {</text:span></text:p>
      <text:p text:style-name="Preformatted_20_Text"><text:span text:style-name="Source_20_Text"><text:s text:c="4"/>echo "Valid email";</text:span></text:p>
      <text:p text:style-name="Preformatted_20_Text"><text:span text:style-name="Source_20_Text">} else {</text:span></text:p>
      <text:p text:style-name="Preformatted_20_Text"><text:span text:style-name="Source_20_Text"><text:s text:c="4"/>echo "Invalid email";</text:span></text:p>
      <text:p text:style-name="Preformatted_20_Text"><text:span text:style-name="Source_20_Text">}</text:span></text:p>
      <text:p text:style-name="P2"><text:span text:style-name="Source_20_Text">?&gt;</text:span></text:p>
      <text:h text:style-name="Heading_20_3" text:outline-level="3"/>
      <text:p text:style-name="Text_20_body">✅ <text:span text:style-name="Strong_20_Emphasis">Output</text:span><text:line-break/><text:span text:style-name="Source_20_Text">Valid email</text:span></text:p>
      <text:p text:style-name="Horizontal_20_Line"/>
      <text:h text:style-name="Heading_20_2" text:outline-level="2">📞 <text:span text:style-name="Strong_20_Emphasis">Example – Validate Indian Mobile Number</text:span></text:h>
      <text:p text:style-name="Preformatted_20_Text"><text:span text:style-name="Source_20_Text">$pattern = '/^(?:\+91[\-\s]?|0)?[6-9]\d{9}$/';</text:span></text:p>
      <text:p text:style-name="Preformatted_20_Text"><text:span text:style-name="Source_20_Text">$number = "+919876543210";</text:span></text:p>
      <text:p text:style-name="Preformatted_20_Text"/>
      <text:p text:style-name="Preformatted_20_Text"><text:span text:style-name="Source_20_Text">if (preg_match($pattern, $number)) {</text:span></text:p>
      <text:p text:style-name="Preformatted_20_Text"><text:span text:style-name="Source_20_Text"><text:s text:c="4"/>echo "Valid mobile number";</text:span></text:p>
      <text:p text:style-name="Preformatted_20_Text"><text:span text:style-name="Source_20_Text">} else {</text:span></text:p>
      <text:p text:style-name="Preformatted_20_Text"><text:span text:style-name="Source_20_Text"><text:s text:c="4"/>echo "Invalid mobile number";</text:span></text:p>
      <text:p text:style-name="P2"><text:span text:style-name="Source_20_Text">}</text:span></text:p>
      <text:p text:style-name="Text_20_body"><text:span text:style-name="Strong_20_Emphasis"/></text:p>
      <text:p text:style-name="Horizontal_20_Line"/>
      <text:h text:style-name="Heading_20_2" text:outline-level="2">🌐 <text:span text:style-name="Strong_20_Emphasis">Example – Find All Hashtags</text:span></text:h>
      <text:p text:style-name="Preformatted_20_Text"><text:span text:style-name="Source_20_Text">$text = "Learn #PHP and #Regex today!";</text:span></text:p>
      <text:p text:style-name="Preformatted_20_Text"><text:span text:style-name="Source_20_Text">preg_match_all('/#(\w+)/', $text, $matches);</text:span></text:p>
      <text:p text:style-name="P2"><text:span text:style-name="Source_20_Text">print_r($matches[1]);</text:span></text:p>
      <text:p text:style-name="Text_20_body"><text:soft-page-break/><text:span text:style-name="Strong_20_Emphasis"><text:s text:c="3"/>/</text:span><text:span text:style-name="Strong_20_Emphasis"><text:span text:style-name="T1">pattern/i</text:span></text:span><text:span text:style-name="Strong_20_Emphasis">Output:</text:span><text:line-break/><text:span text:style-name="Source_20_Text">Array ( [0] =&gt; PHP [1] =&gt; Regex )</text:span></text:p>
      <text:p text:style-name="Horizontal_20_Line"/>
      <text:h text:style-name="Heading_20_2" text:outline-level="2">💡 <text:span text:style-name="Strong_20_Emphasis">Tips &amp; Best Practices</text:span></text:h>
      <text:list xml:id="list992592188" text:style-name="L5">
        <text:list-item>
          <text:p text:style-name="P6">Always <text:span text:style-name="Strong_20_Emphasis">anchor</text:span> patterns using <text:span text:style-name="Source_20_Text">^</text:span> and <text:span text:style-name="Source_20_Text">$</text:span> to match the full string.</text:p>
        </text:list-item>
        <text:list-item>
          <text:p text:style-name="P6">Escape special characters like <text:span text:style-name="Source_20_Text">.</text:span>, <text:span text:style-name="Source_20_Text">+</text:span>, <text:span text:style-name="Source_20_Text">?</text:span>, <text:span text:style-name="Source_20_Text">(</text:span>, <text:span text:style-name="Source_20_Text">)</text:span>, etc., when used literally. <text:s text:c="6"/>/<text:span text:style-name="T3">pattern</text:span><text:span text:style-name="T4">i</text:span></text:p>
        </text:list-item>
        <text:list-item>
          <text:p text:style-name="P6">Test regex patterns with multiple edge cases.</text:p>
        </text:list-item>
        <text:list-item>
          <text:p text:style-name="P6">Use <text:span text:style-name="Source_20_Text">preg_replace()</text:span> to sanitize or clean data.</text:p>
        </text:list-item>
        <text:list-item>
          <text:p text:style-name="P6">For complex patterns, use the <text:span text:style-name="Strong_20_Emphasis"><text:span text:style-name="Source_20_Text">x</text:span></text:span><text:span text:style-name="Strong_20_Emphasis"> flag</text:span> to add comments inside regex. <text:s text:c="4"/><text:span text:style-name="T3">pattern/x</text:span></text:p>
        </text:list-item>
      </text:list>
      <text:p text:style-name="Text_20_body"><text:span text:style-name="T3"/></text:p>
      <text:p text:style-name="Text_20_body"><text:span text:style-name="T3"/></text:p>
      <text:p text:style-name="P10"><text:span text:style-name="T3">$pattern = ‘/^[A-za-z0-9.%-]- <text:s text:c="4"/>//local</text:span></text:p>
      <text:p text:style-name="P10"><text:span text:style-name="T3">@[A_Za-z0-9-,]+\. <text:s text:c="4"/>//domian</text:span></text:p>
      <text:p text:style-name="P10"><text:span text:style-name="T3">[A-za-z]{2.}$ <text:s text:c="5"/>//tld</text:span></text:p>
      <text:h text:style-name="Heading_20_2" text:outline-level="2">⚠️ <text:span text:style-name="Strong_20_Emphasis">Common Mistakes</text:span></text:h>
      <text:list xml:id="list332246320" text:style-name="L6">
        <text:list-item>
          <text:p text:style-name="P7">Forgetting delimiters <text:span text:style-name="Source_20_Text">/.../</text:span></text:p>
        </text:list-item>
        <text:list-item>
          <text:p text:style-name="P7">Using <text:span text:style-name="Source_20_Text">.*</text:span> greedily (matches more text than intended)</text:p>
        </text:list-item>
        <text:list-item>
          <text:p text:style-name="P7">Not escaping special characters <text:s text:c="2"/><text:span text:style-name="T1">^$</text:span></text:p>
        </text:list-item>
        <text:list-item>
          <text:p text:style-name="P7">Relying only on regex for security (always verify data separately)</text:p>
        </text:list-item>
      </text:list>
      <text:p text:style-name="Horizontal_20_Line"/>
      <text:h text:style-name="Heading_20_2" text:outline-level="2">📝 <text:span text:style-name="Strong_20_Emphasis">Quick Practice Tasks</text:span></text:h>
      <text:list xml:id="list3951621839" text:style-name="L7">
        <text:list-item>
          <text:p text:style-name="P8">Write a regex for username: only letters, numbers, underscores (3–16 characters).<text:line-break/>→ <text:span text:style-name="Source_20_Text">/^[A-Za-z0-9_]{3,16}$/</text:span></text:p>
        </text:list-item>
        <text:list-item>
          <text:p text:style-name="P8">Extract all email addresses from a text using <text:span text:style-name="Source_20_Text">preg_match_all()</text:span>.</text:p>
        </text:list-item>
        <text:list-item>
          <text:p text:style-name="P8">Replace multiple spaces with a single space using:<text:line-break/>→ <text:span text:style-name="Source_20_Text">preg_replace('/\s+/', ' ', $text);</text:span></text:p>
        </text:list-item>
      </text:list>
      <text:p text:style-name="Horizontal_20_Line"/>
      <text:h text:style-name="Heading_20_2" text:outline-level="2"><text:soft-page-break/>🧾 <text:span text:style-name="Strong_20_Emphasis">Summary</text:span></text:h>
      <text:list xml:id="list251987772" text:style-name="L8">
        <text:list-item>
          <text:p text:style-name="P9">Regular expressions help match and validate text patterns.</text:p>
        </text:list-item>
        <text:list-item>
          <text:p text:style-name="P9">PHP provides <text:span text:style-name="Source_20_Text">preg_match()</text:span>, <text:span text:style-name="Source_20_Text">preg_replace()</text:span>, and other <text:span text:style-name="Source_20_Text">preg_</text:span> functions for regex.</text:p>
        </text:list-item>
        <text:list-item>
          <text:p text:style-name="P9">You can use regex for email, phone, URL, and form input validation.</text:p>
        </text:list-item>
        <text:list-item>
          <text:p text:style-name="P9">Always test patterns properly before using them in real applications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<text:span text:style-name="Source_20_Text">$text = "Learn #PHP and #Regex today!";</text:span></text:p>
      <text:p text:style-name="P1"><text:span text:style-name="Source_20_Text">preg_match_all('/#(\w+)/', $text, $matches);</text:span></text:p>
      <text:p text:style-name="P3"><text:span text:style-name="Source_20_Text">print_r($matches[1]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22T14:42:26.430000000</meta:creation-date>
    <dc:date>2025-10-22T16:16:43.175000000</dc:date>
    <meta:editing-duration>PT1H3M54S</meta:editing-duration>
    <meta:editing-cycles>2</meta:editing-cycles>
    <meta:generator>Neat_Office/6.2.8.2$Windows_x86 LibreOffice_project/</meta:generator>
    <meta:document-statistic meta:table-count="2" meta:image-count="0" meta:object-count="0" meta:page-count="4" meta:paragraph-count="111" meta:word-count="502" meta:character-count="3252" meta:non-whitespace-character-count="2836"/>
  </office:meta>
</office:document-meta>
</file>